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997">
            <text:p>997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115">
            <text:p>111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019">
            <text:p>1019</text:p>
          </table:table-cell>
          <table:table-cell table:style-name="ce22" office:value-type="float" office:value="1229">
            <text:p>122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829">
            <text:p>82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144">
            <text:p>1144</text:p>
          </table:table-cell>
          <table:table-cell table:style-name="ce22" office:value-type="float" office:value="1179">
            <text:p>1179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198">
            <text:p>119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2285">
            <text:p>2285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